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505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7.761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8.849cm"/>
    </style:style>
    <style:style style:name="co15" style:family="table-column">
      <style:table-column-properties fo:break-before="auto" style:column-width="6.024cm"/>
    </style:style>
    <style:style style:name="co16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st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N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3" table:number-rows-spanned="1">
            <text:p>Best Hit</text:p>
          </table:table-cell>
          <table:covered-table-cell table:number-columns-repeated="2"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9" calcext:value-type="float">
            <text:p>189</text:p>
          </table:table-cell>
          <table:table-cell table:style-name="ce18" office:value-type="float" office:value="2E-044" calcext:value-type="float">
            <text:p>2.00E-44</text:p>
          </table:table-cell>
          <table:table-cell table:style-name="ce10" office:value-type="float" office:value="86" calcext:value-type="float">
            <text:p>86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NG_001136.2</text:p>
          </table:table-cell>
          <table:table-cell office:value-type="string" calcext:value-type="string">
            <text:p>gulo pseudogene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covered-table-cell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4"/>
          <table:table-cell table:style-name="ce25"/>
        </table:table-row>
        <table:table-row table:style-name="ro2">
          <table:table-cell table:style-name="ce3" office:value-type="string" calcext:value-type="string" table:number-columns-spanned="1" table:number-rows-spanned="3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43" calcext:value-type="float">
            <text:p>743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</text:p>
          </table:table-cell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6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style-name="ce26"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7" calcext:value-type="float">
            <text:p>737</text:p>
          </table:table-cell>
          <table:table-cell table:style-name="ce18" office:value-type="float" office:value="0" calcext:value-type="float">
            <text:p>0.00E+00</text:p>
          </table:table-cell>
          <table:table-cell table:style-name="ce10" office:value-type="float" office:value="73" calcext:value-type="float">
            <text:p>7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XM_031903103.1</text:p>
          </table:table-cell>
          <table:table-cell office:value-type="string" calcext:value-type="string">
            <text:p>gulo mRNA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19" office:value-type="float" office:value="2.8" calcext:value-type="float">
            <text:p>2.80E+00</text:p>
          </table:table-cell>
          <table:table-cell table:style-name="ce11" office:value-type="float" office:value="87" calcext:value-type="float">
            <text:p>87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19" office:value-type="float" office:value="0.98" calcext:value-type="float">
            <text:p>9.80E-01</text:p>
          </table:table-cell>
          <table:table-cell table:style-name="ce11" office:value-type="float" office:value="90" calcext:value-type="float">
            <text:p>9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7"/>
          <table:table-cell table:number-columns-spanned="1" table:number-rows-spanned="3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</table:table>
      <table:table table:name="blastp" table:style-name="ta1">
        <table:table-column table:style-name="co8" table:default-cell-style-name="ce4"/>
        <table:table-column table:style-name="co2" table:default-cell-style-name="ce5"/>
        <table:table-column table:style-name="co9" table:default-cell-style-name="ce7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3"/>
        <table:table-column table:style-name="co2" table:number-columns-repeated="2" table:default-cell-style-name="ce7"/>
        <table:table-column table:style-name="co2" table:default-cell-style-name="ce31"/>
        <table:table-column table:style-name="co2" table:number-columns-repeated="2" table:default-cell-style-name="ce10"/>
        <table:table-column table:style-name="co2" table:default-cell-style-name="ce21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table:style-name="ce18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25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9" office:value-type="float" office:value="0.00000000007" calcext:value-type="float">
            <text:p>7.00E-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 table:style-name="ce26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8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2" office:value-type="float" office:value="0.00000000003" calcext:value-type="float">
            <text:p>3.00E-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8" office:value-type="float" office:value="0.00000000003" calcext:value-type="float">
            <text:p>3.00E-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40" calcext:value-type="float">
            <text:p>40</text:p>
          </table:table-cell>
          <table:table-cell table:style-name="ce28"/>
          <table:table-cell table:style-name="ce33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float" office:value="0.000000000006" calcext:value-type="float">
            <text:p>6.00E-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26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18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27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branchiostoma lanceolat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1.3" calcext:value-type="float">
            <text:p>1.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string" calcext:value-type="string" table:number-columns-spanned="1" table:number-rows-spanned="2">
            <text:p> <text:a xlink:href="https://www.ncbi.nlm.nih.gov/protein/O02466.1?report=genbank&amp;log$=protalign&amp;blast_rank=1&amp;RID=RAH3921C013" xlink:type="simple">O02466.1</text:a>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string" calcext:value-type="string">
            <text:p>/3</text:p>
          </table:table-cell>
          <table:table-cell office:value-type="float" office:value="25" calcext:value-type="float">
            <text:p>25</text:p>
          </table:table-cell>
          <table:table-cell table:style-name="ce35"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string" calcext:value-type="string">
            <text:p>/3</text:p>
          </table:table-cell>
          <table:table-cell office:value-type="float" office:value="25.4" calcext:value-type="float">
            <text:p>25.4</text:p>
          </table:table-cell>
          <table:table-cell table:style-name="ce35"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AAM93476.1?report=genbank&amp;log$=protalign&amp;blast_rank=1&amp;RID=RAKPYGEJ013" xlink:type="simple">AAM93476.1</text:a>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36" office:value-type="float" office:value="0.69" calcext:value-type="float">
            <text:p>0.6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3" calcext:value-type="float">
            <text:p>43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 table:number-columns-spanned="1" table:number-rows-spanned="3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33" office:value-type="float" office:value="1.3" calcext:value-type="float">
            <text:p>1.30E+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 <text:a xlink:href="https://www.ncbi.nlm.nih.gov/protein/NP_007538.1?report=genbank&amp;log$=protalign&amp;blast_rank=1&amp;RID=RANBJBT1013" xlink:type="simple">NP_007538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0.12" calcext:value-type="float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3"/>
          <table:table-cell/>
          <table:table-cell table:style-name="ce15"/>
          <table:table-cell table:style-name="ce9" table:number-columns-repeated="3"/>
          <table:table-cell table:style-name="ce12"/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cavia porcell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47.8" calcext:value-type="float">
            <text:p>47.8</text:p>
          </table:table-cell>
          <table:table-cell table:style-name="ce18" office:value-type="float" office:value="0.000000007" calcext:value-type="float">
            <text:p>7.00E-0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.8</text:p>
          </table:table-cell>
          <table:table-cell table:style-name="ce32" office:value-type="float" office:value="0.00000009" calcext:value-type="float">
            <text:p>9.00E-0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xenopus tropicali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83" calcext:value-type="float">
            <text:p>683</text:p>
          </table:table-cell>
          <table:table-cell table:style-name="Default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 <text:a xlink:href="https://www.ncbi.nlm.nih.gov/protein/XP_031758963.1?report=genbank&amp;log$=protalign&amp;blast_rank=1&amp;RID=RAPUZR1601N" xlink:type="simple">XP_031758963.1</text:a></text:p>
          </table:table-cell>
          <table:table-cell office:value-type="string" calcext:value-type="string">
            <text:p>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35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5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6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elephas maxim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5"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AAG17885.1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5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6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 table:number-rows-repeated="24">
          <table:table-cell table:style-name="Default" table:number-columns-repeated="7"/>
          <table:table-cell table:style-name="ce29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30" table:number-columns-repeated="2"/>
          <table:table-cell table:style-name="Default" table:number-columns-repeated="4"/>
          <table:table-cell table:number-columns-repeated="2"/>
        </table:table-row>
      </table:table>
      <table:table table:name="tblastn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9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P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8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0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6" table:number-columns-spanned="1" table:number-rows-spanned="2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style-name="ce25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BLOSUM62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style-name="ce26" table:number-columns-spanned="1" table:number-rows-spanned="4"/>
          <table:table-cell/>
        </table:table-row>
        <table:table-row table:style-name="ro1">
          <table:table-cell table:style-name="ce10" table:number-columns-repeated="11"/>
          <table:covered-table-cell table:style-name="ce26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6" table:number-columns-spanned="1" table:number-rows-spanned="4"/>
          <table:table-cell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covered-table-cell/>
          <table:table-cell/>
        </table:table-row>
        <table:table-row table:style-name="ro1">
          <table:table-cell table:style-name="ce10" table:number-columns-repeated="11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5"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0"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8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style-name="ce25"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5"/>
          <table:table-cell table:style-name="ce26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0" table:number-columns-repeated="11"/>
          <table:table-cell table:style-name="ce25"/>
          <table:table-cell table:style-name="ce24"/>
        </table:table-row>
        <table:table-row table:style-name="ro1">
          <table:table-cell table:style-name="ce3" office:value-type="string" calcext:value-type="string" table:number-columns-spanned="1" table:number-rows-spanned="8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AM2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.9" calcext:value-type="float">
            <text:p>26.9</text:p>
          </table:table-cell>
          <table:table-cell table:style-name="ce18" office:value-type="float" office:value="0.72" calcext:value-type="float">
            <text:p>7.20E-0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31"/>
          <table:table-cell table:style-name="ce10" table:number-columns-repeated="2"/>
          <table:table-cell table:style-name="ce21"/>
          <table:table-cell table:number-columns-spanned="1" table:number-rows-spanned="2"/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number-columns-spanned="1" table:number-rows-spanned="3"/>
          <table:table-cell/>
        </table:table-row>
        <table:table-row table:style-name="ro1">
          <table:table-cell table:number-columns-repeated="11"/>
          <table:covered-table-cell/>
          <table:table-cell/>
        </table:table-row>
        <table:table-row table:style-name="ro1">
          <table:table-cell table:number-columns-repeated="11"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8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5:20:39.657331291</dc:date>
    <meta:editing-duration>PT22H51M9S</meta:editing-duration>
    <meta:editing-cycles>64</meta:editing-cycles>
    <meta:generator>LibreOffice/6.4.7.2$Linux_X86_64 LibreOffice_project/40$Build-2</meta:generator>
    <meta:document-statistic meta:table-count="3" meta:cell-count="1525" meta:object-count="0"/>
  </office:meta>
</office:document-meta>
</file>